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.139in" loext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7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8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2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13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officeooo:rsid="00169474" officeooo:paragraph-rsid="00169474" fo:hyphenate="false" fo:hyphenation-remain-char-count="2" fo:hyphenation-push-char-count="2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88b30" style:font-name-asian="Calibri1" style:font-size-asian="11pt" style:font-name-complex="Calibri1" style:font-size-complex="11pt"/>
    </style:style>
    <style:style style:name="P15" style:family="paragraph" style:parent-style-name="List_20_Paragraph" style:list-style-name="WWNum4"/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49abb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font-name="Calibri" fo:font-size="11pt" officeooo:rsid="00125008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69474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1pt" officeooo:rsid="00130bab" style:font-size-asian="11pt" style:font-size-complex="11pt"/>
    </style:style>
    <style:style style:name="T8" style:family="text">
      <style:text-properties officeooo:rsid="00169474"/>
    </style:style>
    <style:style style:name="T9" style:family="text">
      <style:text-properties officeooo:rsid="0004e5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span text:style-name="T1">Title</text:span><text:span text:style-name="T3">: App </text:span><text:span text:style-name="T4">Service Results Phone Number</text:span></text:p>
      <text:p text:style-name="P3"><text:span text:style-name="T1">Description:</text:span><text:span text:style-name="T3"> <text:s/></text:span><text:span text:style-name="T4">Allows the User to easily call a Service's contact phone number</text:span><text:span text:style-name="T3">.</text:span></text:p>
      <text:p text:style-name="P2">Pre-conditions:</text:p>
      <text:list xml:id="list426904986615704742" text:style-name="WWNum1">
        <text:list-item>
          <text:p text:style-name="P8">The App is open and has focus.</text:p>
        </text:list-item>
        <text:list-item>
          <text:p text:style-name="P9">The App is displaying the <text:span text:style-name="T8">Service Results</text:span> Screen.</text:p>
        </text:list-item>
      </text:list>
      <text:p text:style-name="P4"/>
      <text:p text:style-name="P2">Post-conditions:</text:p>
      <text:list xml:id="list3827918536144457464" text:style-name="WWNum4">
        <text:list-item>
          <text:p text:style-name="P15"><text:span text:style-name="T6">The App </text:span><text:span text:style-name="T7">opens the Operating System's default phone dialing application with the Service's contact phone number pre-filled and ready to be dialed.</text:span></text:p>
        </text:list-item>
      </text:list>
      <text:p text:style-name="P1"/>
      <text:p text:style-name="P2">Actors:</text:p>
      <text:list xml:id="list9066360188113218340" text:style-name="WWNum2">
        <text:list-item>
          <text:p text:style-name="P10">User</text:p>
        </text:list-item>
        <text:list-item>
          <text:p text:style-name="P11">App</text:p>
        </text:list-item>
      </text:list>
      <text:p text:style-name="P5"/>
      <text:p text:style-name="P2">Main Success Scenario: </text:p>
      <text:list xml:id="list9166825791390410279" text:style-name="WWNum3">
        <text:list-item>
          <text:p text:style-name="P12"><text:span text:style-name="T5">The </text:span><text:span text:style-name="T3">User presses </text:span><text:span text:style-name="T5">on the Service's phone number.</text:span></text:p>
        </text:list-item>
        <text:list-item>
          <text:p text:style-name="P13"><text:span text:style-name="T5">T</text:span><text:span text:style-name="T3">he App requests that the Operating System opens its default phone dialing application with the Service's phone number.</text:span></text:p>
        </text:list-item>
      </text:list>
      <text:p text:style-name="P6"/>
      <text:p text:style-name="Standard"><text:span text:style-name="T1">Alternate Flow </text:span><text:span text:style-name="T2">1:</text:span><text:span text:style-name="T3"> </text:span></text:p>
      <text:p text:style-name="P14">1F. <text:s text:c="2"/><text:span text:style-name="T9">The </text:span>App receives an interrupt signal from the operating system and looses focus.</text:p>
      <text:p text:style-name="P14">2F. <text:s text:c="2"/><text:span text:style-name="T9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12:38:38.890000000</dc:date>
    <meta:editing-cycles>56</meta:editing-cycles>
    <meta:editing-duration>PT1H37M47S</meta:editing-duration>
    <meta:generator>LibreOffice/4.3.3.2$Windows_x86 LibreOffice_project/9bb7eadab57b6755b1265afa86e04bf45fbfc644</meta:generator>
    <meta:document-statistic meta:table-count="0" meta:image-count="0" meta:object-count="0" meta:page-count="1" meta:paragraph-count="16" meta:word-count="128" meta:character-count="764" meta:non-whitespace-character-count="652"/>
    <meta:template xlink:type="simple" xlink:actuate="onRequest" xlink:title="Normal.dotm" xlink:href=""/>
  </office:meta>
</office:document-meta>
</file>